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style>
    <style:style style:name="P2" style:parent-style-name="Normal" style:family="paragraph">
      <style:text-properties fo:font-weight="bold" style:font-weight-asian="bold" fo:font-size="16pt" style:font-size-asian="16pt"/>
    </style:style>
    <style:style style:name="P3" style:parent-style-name="Normal" style:family="paragraph">
      <style:text-properties fo:font-weight="bold" style:font-weight-asian="bold" fo:font-size="14pt" style:font-size-asian="14pt"/>
    </style:style>
    <style:style style:name="P4" style:parent-style-name="ListParagraph" style:list-style-name="LFO1" style:family="paragraph">
      <style:text-properties fo:font-size="12pt" style:font-size-asian="12pt"/>
    </style:style>
    <style:style style:name="P5" style:parent-style-name="ListParagraph" style:list-style-name="LFO1" style:family="paragraph">
      <style:text-properties fo:font-size="12pt" style:font-size-asian="12pt"/>
    </style:style>
    <style:style style:name="P6" style:parent-style-name="ListParagraph" style:list-style-name="LFO1" style:family="paragraph">
      <style:text-properties fo:font-size="12pt" style:font-size-asian="12pt"/>
    </style:style>
    <style:style style:name="P7" style:parent-style-name="ListParagraph" style:list-style-name="LFO1" style:family="paragraph">
      <style:text-properties fo:font-size="12pt" style:font-size-asian="12pt"/>
    </style:style>
    <style:style style:name="P8" style:parent-style-name="ListParagraph" style:list-style-name="LFO1" style:family="paragraph">
      <style:text-properties fo:font-size="12pt" style:font-size-asian="12pt"/>
    </style:style>
    <style:style style:name="P9" style:parent-style-name="Normal" style:family="paragraph">
      <style:text-properties fo:font-size="12pt" style:font-size-asian="12pt"/>
    </style:style>
    <style:style style:name="P10" style:parent-style-name="Normal" style:family="paragraph">
      <style:text-properties fo:font-weight="bold" style:font-weight-asian="bold" fo:font-size="14pt" style:font-size-asian="14pt"/>
    </style:style>
    <style:style style:name="P11" style:parent-style-name="ListParagraph" style:list-style-name="LFO2" style:family="paragraph"/>
    <style:style style:name="T12" style:parent-style-name="DefaultParagraphFont" style:family="text">
      <style:text-properties fo:font-size="12pt" style:font-size-asian="12pt"/>
    </style:style>
    <style:style style:name="P13" style:parent-style-name="ListParagraph" style:list-style-name="LFO2" style:family="paragraph"/>
    <style:style style:name="T14" style:parent-style-name="DefaultParagraphFont" style:family="text">
      <style:text-properties fo:font-size="12pt" style:font-size-asian="12pt"/>
    </style:style>
    <style:style style:name="T15" style:parent-style-name="DefaultParagraphFont" style:family="text">
      <style:text-properties fo:font-size="12pt" style:font-size-asian="12pt"/>
    </style:style>
    <style:style style:name="P16" style:parent-style-name="Normal" style:family="paragraph">
      <style:text-properties fo:font-weight="bold" style:font-weight-asian="bold" fo:font-size="12pt" style:font-size-asian="12pt"/>
    </style:style>
    <style:style style:name="P17" style:parent-style-name="ListParagraph" style:list-style-name="LFO3" style:family="paragraph">
      <style:text-properties fo:font-size="12pt" style:font-size-asian="12pt"/>
    </style:style>
    <style:style style:name="P18" style:parent-style-name="ListParagraph" style:list-style-name="LFO3" style:family="paragraph">
      <style:text-properties fo:font-size="12pt" style:font-size-asian="12pt"/>
    </style:style>
    <style:style style:name="P19" style:parent-style-name="ListParagraph" style:list-style-name="LFO3" style:family="paragraph">
      <style:text-properties fo:font-size="12pt" style:font-size-asian="12pt"/>
    </style:style>
    <style:style style:name="P20" style:parent-style-name="ListParagraph" style:list-style-name="LFO3" style:family="paragraph">
      <style:text-properties fo:font-size="12pt" style:font-size-asian="12pt"/>
    </style:style>
    <style:style style:name="P21" style:parent-style-name="ListParagraph" style:list-style-name="LFO3" style:family="paragraph">
      <style:text-properties fo:font-size="12pt" style:font-size-asian="12pt"/>
    </style:style>
    <style:style style:name="P22" style:parent-style-name="Normal" style:family="paragraph">
      <style:text-properties fo:font-size="12pt" style:font-size-asian="12pt"/>
    </style:style>
    <style:style style:name="P23" style:parent-style-name="Normal" style:family="paragraph">
      <style:text-properties fo:font-weight="bold" style:font-weight-asian="bold" fo:font-size="12pt" style:font-size-asian="12pt"/>
    </style:style>
    <style:style style:name="P24" style:parent-style-name="ListParagraph" style:list-style-name="LFO4" style:family="paragraph">
      <style:text-properties fo:font-size="12pt" style:font-size-asian="12pt"/>
    </style:style>
    <style:style style:name="P25" style:parent-style-name="ListParagraph" style:list-style-name="LFO4" style:family="paragraph">
      <style:text-properties fo:font-size="12pt" style:font-size-asian="12pt"/>
    </style:style>
    <style:style style:name="P26" style:parent-style-name="ListParagraph" style:list-style-name="LFO4" style:family="paragraph">
      <style:text-properties fo:font-size="12pt" style:font-size-asian="12pt"/>
    </style:style>
    <style:style style:name="P27" style:parent-style-name="ListParagraph" style:list-style-name="LFO4" style:family="paragraph">
      <style:text-properties fo:font-size="12pt" style:font-size-asian="12pt"/>
    </style:style>
    <style:style style:name="P28" style:parent-style-name="ListParagraph" style:list-style-name="LFO4" style:family="paragraph">
      <style:text-properties fo:font-size="12pt" style:font-size-asian="12pt"/>
    </style:style>
    <style:style style:name="P29" style:parent-style-name="Normal" style:family="paragraph">
      <style:text-properties fo:font-size="12pt" style:font-size-asian="12pt"/>
    </style:style>
    <style:style style:name="P30" style:parent-style-name="Normal" style:family="paragraph">
      <style:text-properties fo:font-weight="bold" style:font-weight-asian="bold" fo:font-size="12pt" style:font-size-asian="12pt"/>
    </style:style>
    <style:style style:name="P31" style:parent-style-name="ListParagraph" style:list-style-name="LFO5" style:family="paragraph">
      <style:text-properties fo:font-size="12pt" style:font-size-asian="12pt"/>
    </style:style>
    <style:style style:name="P32" style:parent-style-name="ListParagraph" style:list-style-name="LFO5" style:family="paragraph">
      <style:text-properties fo:font-size="12pt" style:font-size-asian="12pt"/>
    </style:style>
    <style:style style:name="P33" style:parent-style-name="ListParagraph" style:list-style-name="LFO5" style:family="paragraph">
      <style:text-properties fo:font-size="12pt" style:font-size-asian="12pt"/>
    </style:style>
    <style:style style:name="P34" style:parent-style-name="ListParagraph" style:list-style-name="LFO5" style:family="paragraph">
      <style:text-properties fo:font-size="12pt" style:font-size-asian="12pt"/>
    </style:style>
    <style:style style:name="P35" style:parent-style-name="ListParagraph" style:list-style-name="LFO5" style:family="paragraph">
      <style:text-properties fo:font-size="12pt" style:font-size-asian="12pt"/>
    </style:style>
    <style:style style:name="P36" style:parent-style-name="ListParagraph" style:list-style-name="LFO5" style:family="paragraph">
      <style:text-properties fo:font-size="12pt" style:font-size-asian="12pt"/>
    </style:style>
    <style:style style:name="P37" style:parent-style-name="Normal" style:family="paragraph">
      <style:text-properties fo:font-size="12pt" style:font-size-asian="12pt"/>
    </style:style>
    <style:style style:name="P38" style:parent-style-name="Normal" style:family="paragraph">
      <style:text-properties fo:font-weight="bold" style:font-weight-asian="bold" fo:font-size="12pt" style:font-size-asian="12pt"/>
    </style:style>
    <style:style style:name="P39" style:parent-style-name="ListParagraph" style:list-style-name="LFO6" style:family="paragraph">
      <style:text-properties fo:font-size="12pt" style:font-size-asian="12pt"/>
    </style:style>
    <style:style style:name="P40" style:parent-style-name="ListParagraph" style:list-style-name="LFO6" style:family="paragraph">
      <style:text-properties fo:font-size="12pt" style:font-size-asian="12pt"/>
    </style:style>
    <style:style style:name="P41" style:parent-style-name="ListParagraph" style:list-style-name="LFO6" style:family="paragraph">
      <style:text-properties fo:font-size="12pt" style:font-size-asian="12pt"/>
    </style:style>
    <style:style style:name="P42" style:parent-style-name="ListParagraph" style:list-style-name="LFO6" style:family="paragraph">
      <style:text-properties fo:font-size="12pt" style:font-size-asian="12pt"/>
    </style:style>
    <style:style style:name="P43" style:parent-style-name="ListParagraph" style:list-style-name="LFO6" style:family="paragraph">
      <style:text-properties fo:font-size="12pt" style:font-size-asian="12pt"/>
    </style:style>
    <style:style style:name="P44" style:parent-style-name="ListParagraph" style:list-style-name="LFO6" style:family="paragraph">
      <style:text-properties fo:font-size="12pt" style:font-size-asian="12pt"/>
    </style:style>
    <style:style style:name="P45" style:parent-style-name="ListParagraph" style:list-style-name="LFO6" style:family="paragraph">
      <style:text-properties fo:font-size="12pt" style:font-size-asian="12pt"/>
    </style:style>
    <style:style style:name="P46" style:parent-style-name="ListParagraph" style:list-style-name="LFO6" style:family="paragraph">
      <style:text-properties fo:font-size="12pt" style:font-size-asian="12pt"/>
    </style:style>
    <style:style style:name="P47" style:parent-style-name="ListParagraph" style:list-style-name="LFO6" style:family="paragraph">
      <style:text-properties fo:font-size="12pt" style:font-size-asian="12pt"/>
    </style:style>
    <style:style style:name="P48" style:parent-style-name="ListParagraph" style:list-style-name="LFO6" style:family="paragraph">
      <style:text-properties fo:font-size="12pt" style:font-size-asian="12pt"/>
    </style:style>
    <style:style style:name="P49" style:parent-style-name="ListParagraph" style:list-style-name="LFO6" style:family="paragraph">
      <style:text-properties fo:font-size="12pt" style:font-size-asian="12pt"/>
    </style:style>
    <style:style style:name="P50" style:parent-style-name="ListParagraph" style:list-style-name="LFO6" style:family="paragraph">
      <style:text-properties fo:font-size="12pt" style:font-size-asian="12pt"/>
    </style:style>
    <style:style style:name="P51" style:parent-style-name="ListParagraph" style:list-style-name="LFO6" style:family="paragraph">
      <style:text-properties fo:font-size="12pt" style:font-size-asian="12pt"/>
    </style:style>
    <style:style style:name="P52" style:parent-style-name="ListParagraph" style:list-style-name="LFO6" style:family="paragraph">
      <style:text-properties fo:font-size="12pt" style:font-size-asian="12pt"/>
    </style:style>
    <style:style style:name="P53" style:parent-style-name="ListParagraph" style:list-style-name="LFO6" style:family="paragraph">
      <style:text-properties fo:font-size="12pt" style:font-size-asian="12pt"/>
    </style:style>
    <style:style style:name="P54" style:parent-style-name="ListParagraph" style:list-style-name="LFO6" style:family="paragraph">
      <style:text-properties fo:font-size="12pt" style:font-size-asian="12pt"/>
    </style:style>
    <style:style style:name="P55" style:parent-style-name="ListParagraph" style:list-style-name="LFO6" style:family="paragraph">
      <style:text-properties fo:font-size="12pt" style:font-size-asian="12pt"/>
    </style:style>
    <style:style style:name="P56" style:parent-style-name="ListParagraph" style:list-style-name="LFO6" style:family="paragraph">
      <style:text-properties fo:font-size="12pt" style:font-size-asian="12pt"/>
    </style:style>
    <style:style style:name="P57" style:parent-style-name="ListParagraph" style:list-style-name="LFO6" style:family="paragraph">
      <style:text-properties fo:font-size="12pt" style:font-size-asian="12pt"/>
    </style:style>
    <style:style style:name="P58" style:parent-style-name="ListParagraph" style:list-style-name="LFO6" style:family="paragraph">
      <style:text-properties fo:font-size="12pt" style:font-size-asian="12pt"/>
    </style:style>
    <style:style style:name="P59" style:parent-style-name="ListParagraph" style:list-style-name="LFO6" style:family="paragraph">
      <style:text-properties fo:font-size="12pt" style:font-size-asian="12pt"/>
    </style:style>
    <style:style style:name="P60" style:parent-style-name="Normal" style:family="paragraph">
      <style:text-properties fo:font-size="12pt" style:font-size-asian="12pt"/>
    </style:style>
    <style:style style:name="P61" style:parent-style-name="Normal" style:family="paragraph">
      <style:text-properties fo:font-weight="bold" style:font-weight-asian="bold" fo:font-size="14pt" style:font-size-asian="14pt"/>
    </style:style>
    <style:style style:name="P62" style:parent-style-name="ListParagraph" style:list-style-name="LFO7" style:family="paragraph">
      <style:text-properties fo:font-size="12pt" style:font-size-asian="12pt"/>
    </style:style>
    <style:style style:name="P63" style:parent-style-name="Normal" style:family="paragraph">
      <style:text-properties fo:font-size="12pt" style:font-size-asian="12pt"/>
    </style:style>
    <style:style style:name="P64" style:parent-style-name="Normal" style:family="paragraph">
      <style:text-properties fo:font-weight="bold" style:font-weight-asian="bold" fo:font-size="12pt" style:font-size-asian="12pt"/>
    </style:style>
    <style:style style:name="P65" style:parent-style-name="ListParagraph" style:list-style-name="LFO7" style:family="paragraph">
      <style:text-properties fo:font-size="12pt" style:font-size-asian="12pt"/>
    </style:style>
    <style:style style:name="P66" style:parent-style-name="ListParagraph" style:list-style-name="LFO7" style:family="paragraph">
      <style:text-properties fo:font-size="12pt" style:font-size-asian="12pt"/>
    </style:style>
    <style:style style:name="P67" style:parent-style-name="ListParagraph" style:list-style-name="LFO7" style:family="paragraph">
      <style:text-properties fo:font-size="12pt" style:font-size-asian="12pt"/>
    </style:style>
    <style:style style:name="P68" style:parent-style-name="ListParagraph" style:list-style-name="LFO7" style:family="paragraph">
      <style:text-properties fo:font-size="12pt" style:font-size-asian="12pt"/>
    </style:style>
    <style:style style:name="P69" style:parent-style-name="ListParagraph" style:list-style-name="LFO7" style:family="paragraph">
      <style:text-properties fo:font-size="12pt" style:font-size-asian="12pt"/>
    </style:style>
    <style:style style:name="P70" style:parent-style-name="ListParagraph" style:list-style-name="LFO7" style:family="paragraph">
      <style:text-properties fo:font-size="12pt" style:font-size-asian="12pt"/>
    </style:style>
    <style:style style:name="P71" style:parent-style-name="Normal" style:family="paragraph">
      <style:text-properties fo:font-size="12pt" style:font-size-asian="12pt"/>
    </style:style>
    <style:style style:name="P72" style:parent-style-name="Normal" style:family="paragraph">
      <style:text-properties fo:font-weight="bold" style:font-weight-asian="bold" fo:font-size="12pt" style:font-size-asian="12pt"/>
    </style:style>
    <style:style style:name="P73" style:parent-style-name="ListParagraph" style:list-style-name="LFO8" style:family="paragraph">
      <style:text-properties fo:font-size="12pt" style:font-size-asian="12pt"/>
    </style:style>
    <style:style style:name="P74" style:parent-style-name="ListParagraph" style:list-style-name="LFO8" style:family="paragraph">
      <style:text-properties fo:font-size="12pt" style:font-size-asian="12pt"/>
    </style:style>
    <style:style style:name="P75" style:parent-style-name="ListParagraph" style:list-style-name="LFO8" style:family="paragraph">
      <style:text-properties fo:font-size="12pt" style:font-size-asian="12pt"/>
    </style:style>
    <style:style style:name="P76" style:parent-style-name="ListParagraph" style:list-style-name="LFO8" style:family="paragraph">
      <style:text-properties fo:font-size="12pt" style:font-size-asian="12pt"/>
    </style:style>
    <style:style style:name="P77" style:parent-style-name="ListParagraph" style:list-style-name="LFO8" style:family="paragraph">
      <style:text-properties fo:font-size="12pt" style:font-size-asian="12pt"/>
    </style:style>
    <style:style style:name="P78" style:parent-style-name="ListParagraph" style:list-style-name="LFO8" style:family="paragraph">
      <style:text-properties fo:font-size="12pt" style:font-size-asian="12pt"/>
    </style:style>
    <style:style style:name="P79" style:parent-style-name="ListParagraph" style:list-style-name="LFO8" style:family="paragraph">
      <style:text-properties fo:font-size="12pt" style:font-size-asian="12pt"/>
    </style:style>
    <style:style style:name="P80" style:parent-style-name="ListParagraph" style:list-style-name="LFO8" style:family="paragraph">
      <style:text-properties fo:font-size="12pt" style:font-size-asian="12pt"/>
    </style:style>
    <style:style style:name="P81" style:parent-style-name="ListParagraph" style:list-style-name="LFO8" style:family="paragraph">
      <style:text-properties fo:font-size="12pt" style:font-size-asian="12pt"/>
    </style:style>
    <style:style style:name="P82" style:parent-style-name="ListParagraph" style:list-style-name="LFO8" style:family="paragraph">
      <style:text-properties fo:font-size="12pt" style:font-size-asian="12pt"/>
    </style:style>
    <style:style style:name="P83" style:parent-style-name="ListParagraph" style:list-style-name="LFO8" style:family="paragraph">
      <style:text-properties fo:font-size="12pt" style:font-size-asian="12pt"/>
    </style:style>
    <style:style style:name="P84" style:parent-style-name="ListParagraph" style:list-style-name="LFO8" style:family="paragraph">
      <style:text-properties fo:font-size="12pt" style:font-size-asian="12pt"/>
    </style:style>
    <style:style style:name="P85" style:parent-style-name="ListParagraph" style:list-style-name="LFO8" style:family="paragraph">
      <style:text-properties fo:font-size="12pt" style:font-size-asian="12pt"/>
    </style:style>
    <style:style style:name="P86" style:parent-style-name="ListParagraph" style:list-style-name="LFO8" style:family="paragraph">
      <style:text-properties fo:font-size="12pt" style:font-size-asian="12pt"/>
    </style:style>
    <style:style style:name="P87" style:parent-style-name="ListParagraph" style:list-style-name="LFO8" style:family="paragraph">
      <style:text-properties fo:font-size="12pt" style:font-size-asian="12pt"/>
    </style:style>
    <style:style style:name="P88" style:parent-style-name="ListParagraph" style:list-style-name="LFO8" style:family="paragraph">
      <style:text-properties fo:font-size="12pt" style:font-size-asian="12pt"/>
    </style:style>
    <style:style style:name="P89" style:parent-style-name="ListParagraph" style:list-style-name="LFO8" style:family="paragraph">
      <style:text-properties fo:font-size="12pt" style:font-size-asian="12pt"/>
    </style:style>
    <style:style style:name="P90" style:parent-style-name="ListParagraph" style:list-style-name="LFO8" style:family="paragraph">
      <style:text-properties fo:font-size="12pt" style:font-size-asian="12pt"/>
    </style:style>
    <style:style style:name="P91" style:parent-style-name="ListParagraph" style:list-style-name="LFO8" style:family="paragraph">
      <style:text-properties fo:font-size="12pt" style:font-size-asian="12pt"/>
    </style:style>
    <style:style style:name="P92" style:parent-style-name="ListParagraph" style:list-style-name="LFO8" style:family="paragraph">
      <style:text-properties fo:font-size="12pt" style:font-size-asian="12pt"/>
    </style:style>
    <style:style style:name="P93" style:parent-style-name="ListParagraph" style:list-style-name="LFO8" style:family="paragraph">
      <style:text-properties fo:font-size="12pt" style:font-size-asian="12pt"/>
    </style:style>
    <style:style style:name="P94" style:parent-style-name="ListParagraph" style:list-style-name="LFO8" style:family="paragraph">
      <style:text-properties fo:font-size="12pt" style:font-size-asian="12pt"/>
    </style:style>
    <style:style style:name="P95" style:parent-style-name="ListParagraph" style:list-style-name="LFO8" style:family="paragraph">
      <style:text-properties fo:font-size="12pt" style:font-size-asian="12pt"/>
    </style:style>
    <style:style style:name="P96" style:parent-style-name="ListParagraph" style:list-style-name="LFO8" style:family="paragraph">
      <style:text-properties fo:font-size="12pt" style:font-size-asian="12pt"/>
    </style:style>
    <style:style style:name="P97" style:parent-style-name="ListParagraph" style:list-style-name="LFO8" style:family="paragraph">
      <style:text-properties fo:font-size="12pt" style:font-size-asian="12pt"/>
    </style:style>
    <style:style style:name="P98" style:parent-style-name="ListParagraph" style:list-style-name="LFO8" style:family="paragraph">
      <style:text-properties fo:font-size="12pt" style:font-size-asian="12pt"/>
    </style:style>
    <style:style style:name="P99" style:parent-style-name="Normal" style:family="paragraph">
      <style:text-properties fo:font-size="12pt" style:font-size-asian="12pt"/>
    </style:style>
    <style:style style:name="P100" style:parent-style-name="Normal" style:family="paragraph">
      <style:text-properties fo:font-weight="bold" style:font-weight-asian="bold" fo:font-size="14pt" style:font-size-asian="14pt"/>
    </style:style>
    <style:style style:name="P101" style:parent-style-name="Normal" style:family="paragraph">
      <style:text-properties fo:font-weight="bold" style:font-weight-asian="bold" fo:font-size="14pt" style:font-size-asian="14pt"/>
    </style:style>
  </office:automatic-styles>
  <office:body>
    <office:text text:use-soft-page-breaks="true">
      <text:p text:style-name="P1">1-Week 1 Redman And Wilkinson Chapter 3 – Recruitment<text:s/></text:p>
      <text:p text:style-name="P2"/>
      <text:p text:style-name="P3">Introduction</text:p>
      <text:list text:style-name="LFO1" text:continue-numbering="true">
        <text:list-item>
          <text:p text:style-name="P4">Recruitment often neglected in hrm literature most accounts combine the discussion of recruitment with selection,<text:s/>with greater emphasis on selection</text:p>
        </text:list-item>
        <text:list-item>
          <text:p text:style-name="P5">However the more effective orgs are a t identifying and attracting a high quality poll of job applicants, the less important the selection stage of hiring becomes</text:p>
        </text:list-item>
        <text:list-item>
          <text:p text:style-name="P6">Recruitment – practices and activities carried out by the<text:s/>org with the primary purpose of identifying and attracting potential employees</text:p>
        </text:list-item>
        <text:list-item>
          <text:p text:style-name="P7">Applicant decision making becomes an important factor shaping whether the recruitment process is successful or not</text:p>
        </text:list-item>
        <text:list-item>
          <text:p text:style-name="P8">Recruitment activities should enhane applicants interest in and attraction to the org as an employer and increase the probability that they will accept a job offer</text:p>
        </text:list-item>
      </text:list>
      <text:p text:style-name="P9"/>
      <text:p text:style-name="P10">The external Environment</text:p>
      <text:list text:style-name="LFO2" text:continue-numbering="true">
        <text:list-item>
          <text:p text:style-name="P11"><text:span text:style-name="T12">Was thought that the aim of rec was simply to maximise the size of applicant group</text:span></text:p>
        </text:list-item>
        <text:list-item>
          <text:p text:style-name="P13"><text:span text:style-name="T14">Assumed an abundant supply of qualified apps<text:s/></text:span><text:span text:style-name="T15">and hthat those selected would accept the jobs offered</text:span></text:p>
        </text:list-item>
      </text:list>
      <text:p text:style-name="P16">The economy</text:p>
      <text:list text:style-name="LFO3" text:continue-numbering="true">
        <text:list-item>
          <text:p text:style-name="P17">The wider economy exerts a positigve or negative effect on hiring activity thorugh job growth and contraction</text:p>
        </text:list-item>
        <text:list-item>
          <text:p text:style-name="P18">2008 sectors in decline, declining demand for some types of labour</text:p>
        </text:list-item>
        <text:list-item>
          <text:p text:style-name="P19">Cautionary behavirou when adding headcount especially in banking sector</text:p>
        </text:list-item>
        <text:list-item>
          <text:p text:style-name="P20">Credit cruch blamed for the lowest growth in permanenet positions nad demand for permanent staff for over <text:s/>a year</text:p>
        </text:list-item>
        <text:list-item>
          <text:p text:style-name="P21">The currenet picture for the uk suggests job creation and increasing demand in some areas, but worrying contraction across the economy and in the financial sector in particular</text:p>
        </text:list-item>
      </text:list>
      <text:p text:style-name="P22"/>
      <text:p text:style-name="P23">Labour Markets and the supply of skilled job applicants</text:p>
      <text:list text:style-name="LFO4" text:continue-numbering="true">
        <text:list-item>
          <text:p text:style-name="P24">Economic conditions affect the degree to which employers find it difficult to fill job vacancies</text:p>
        </text:list-item>
        <text:list-item>
          <text:p text:style-name="P25">Financial crisis, oversupply of labour – easier access to appropriate supplies of skill and greater power to hold salaries constant and become more selective in their hiring processes</text:p>
        </text:list-item>
        <text:list-item>
          <text:p text:style-name="P26">Hwere there is greater job creation, skill shortages still account fo a large proportion of unfilled vacancies</text:p>
        </text:list-item>
        <text:list-item>
          <text:p text:style-name="P27">Skill supply also affected by levels of educational attainment</text:p>
        </text:list-item>
        <text:list-item>
          <text:p text:style-name="P28">More graduates being produced in uk than ever, employers ar e concerned about the quality of technical graduates and levels of numeracy</text:p>
        </text:list-item>
      </text:list>
      <text:p text:style-name="P29"/>
      <text:p text:style-name="P30">Challenges of demographic and social change</text:p>
      <text:list text:style-name="LFO5" text:continue-numbering="true">
        <text:list-item>
          <text:p text:style-name="P31">Immigration, ageing population and more women seeking employement mean a far more diverse workforce</text:p>
        </text:list-item>
        <text:list-item>
          <text:p text:style-name="P32">Some of these changes will address skill shortages while others will exacerbate recruitment problems</text:p>
        </text:list-item>
        <text:list-item>
          <text:p text:style-name="P33">With a smaller labour <text:s/>force, orgs will increasingly turn to candidates from non traditional talent pools such as migrants, older workers and women</text:p>
        </text:list-item>
        <text:list-item>
          <text:p text:style-name="P34">A second dempgraphic shift is the changing priorities of job candidates and what attracts them to jobs and orgs</text:p>
        </text:list-item>
        <text:list-item>
          <text:p text:style-name="P35">Holiday entitlement, location of work, flexible working and bonuss, workplace culture and environment<text:s/></text:p>
        </text:list-item>
        <text:list-item>
          <text:p text:style-name="P36">Changing social values are evident in consumer preferences, which some have argued has created demand for higher value, bespoke, qulity goods and services</text:p>
        </text:list-item>
      </text:list>
      <text:p text:style-name="P37"/>
      <text:p text:style-name="P38">Employment legislation</text:p>
      <text:list text:style-name="LFO6" text:continue-numbering="true">
        <text:list-item>
          <text:p text:style-name="P39">Legal action and employment tribunals if their recruitment practices are not compliant with legislation</text:p>
        </text:list-item>
        <text:list-item>
          <text:p text:style-name="P40">Individuals should be considered according to their merits and porived with equality of opportunity</text:p>
        </text:list-item>
        <text:list-item>
          <text:p text:style-name="P41">Uk was behind with employement laws, after catching up</text:p>
        </text:list-item>
        <text:list-item>
          <text:p text:style-name="P42">Burden on employers to be aware of the composition of their workfaoce, whether this proportionately reflects the composition fo the wider labour market and<text:s/>whether<text:s/>their hr practices, including recruitment methods, treat groups differently</text:p>
        </text:list-item>
        <text:list-item>
          <text:p text:style-name="P43">Employers may hire more under represented groups to avoid legal action or to manage the risk of costly tribunals</text:p>
        </text:list-item>
        <text:list-item>
          <text:p text:style-name="P44">There is a business case for this, to gain access to a wider applicant pool or to project an image of a responsible employer</text:p>
        </text:list-item>
        <text:list-item>
          <text:p text:style-name="P45">Monitoring job apps by ethnicity, geneder age and disability when used to ensure represenetativeness and check that all groups have equal chances at al lstages of recruitment is considered good practice</text:p>
        </text:list-item>
        <text:list-item>
          <text:p text:style-name="P46">Other regulations are more about ensuring standards</text:p>
        </text:list-item>
        <text:list-item>
          <text:p text:style-name="P47">Apply <text:s/>to employment of particular groups, like ex offenders and specify procedures</text:p>
        </text:list-item>
        <text:list-item>
          <text:p text:style-name="P48">External environment</text:p>
          <text:list text:continue-numbering="true">
            <text:list-item>
              <text:p text:style-name="P49">Economy</text:p>
            </text:list-item>
            <text:list-item>
              <text:p text:style-name="P50">Labour market</text:p>
            </text:list-item>
            <text:list-item>
              <text:p text:style-name="P51">Social change<text:s/></text:p>
            </text:list-item>
            <text:list-item>
              <text:p text:style-name="P52">Leglisation</text:p>
            </text:list-item>
          </text:list>
        </text:list-item>
        <text:list-item>
          <text:p text:style-name="P53">Skill needs and supply</text:p>
          <text:list text:continue-numbering="true">
            <text:list-item>
              <text:p text:style-name="P54">Composition of the applicant pool<text:s/></text:p>
            </text:list-item>
            <text:list-item>
              <text:p text:style-name="P55">Recruitment strategy and practice</text:p>
            </text:list-item>
            <text:list-item>
              <text:p text:style-name="P56">Degree of selectivity possible</text:p>
            </text:list-item>
            <text:list-item>
              <text:p text:style-name="P57">Use of incentives</text:p>
            </text:list-item>
            <text:list-item>
              <text:p text:style-name="P58">Monitoring and targeting applicants</text:p>
            </text:list-item>
            <text:list-item>
              <text:p text:style-name="P59">Need for effeiciency/speed</text:p>
            </text:list-item>
          </text:list>
        </text:list-item>
      </text:list>
      <text:p text:style-name="P60"/>
      <text:p text:style-name="P61">The organisation</text:p>
      <text:list text:style-name="LFO7" text:continue-numbering="true">
        <text:list-item>
          <text:p text:style-name="P62">Geo location, industry sector and stage of frowht or tech dev all impact skill shortages and the ability to access appropriate applicants</text:p>
        </text:list-item>
      </text:list>
      <text:p text:style-name="P63"/>
      <text:p text:style-name="P64">Size</text:p>
      <text:list text:style-name="LFO7" text:continue-numbering="true">
        <text:list-item>
          <text:p text:style-name="P65">Perhaps the most significant impact on how an org manages recruitment</text:p>
        </text:list-item>
        <text:list-item>
          <text:p text:style-name="P66">Large org likely to recruit on regular basis, use more recruiting sources, have dedicated hr staff fro rec, adopt diversity policies and practices and derive their rec strategy from wider org and hr priorities</text:p>
        </text:list-item>
        <text:list-item>
          <text:p text:style-name="P67">Tend to be more strategically driven</text:p>
        </text:list-item>
        <text:list-item>
          <text:p text:style-name="P68">In smes more likely to be informal rather than guided by a formal structure or specialist hr staff</text:p>
        </text:list-item>
        <text:list-item>
          <text:p text:style-name="P69">Rec presents greater challenges for smaller companies</text:p>
        </text:list-item>
        <text:list-item>
          <text:p text:style-name="P70">Smes have lower labour productivity and lower capital/labour ratios which results in a more constrained pool of resources to expand the workforce or dedicate to recruitment</text:p>
        </text:list-item>
      </text:list>
      <text:p text:style-name="P71"/>
      <text:p text:style-name="P72">Outsourcing and devolution of hrm</text:p>
      <text:list text:style-name="LFO8" text:continue-numbering="true">
        <text:list-item>
          <text:p text:style-name="P73">In larger org, structure of hr function and responsibility for recruitment have shifted over the past few decades</text:p>
        </text:list-item>
        <text:list-item>
          <text:p text:style-name="P74">Ulrich model is most common structure for the hr function among orgs</text:p>
        </text:list-item>
        <text:list-item>
          <text:p text:style-name="P75">Recruitment function appears in various forms, for some carried out by hr partners, undertaken by a shared service centre which provides routine admin and tailored hr services</text:p>
        </text:list-item>
        <text:list-item>
          <text:p text:style-name="P76">Many companies have outsourced hr function, praticulary thoe associated with rec</text:p>
        </text:list-item>
        <text:list-item>
          <text:p text:style-name="P77">Some orgs have made deicison to outsource rec function for particular grades of staff</text:p>
        </text:list-item>
        <text:list-item>
          <text:p text:style-name="P78">This strategy is often referred to as rec process outsourcing, presented as wy of cutting costs, imporiving efficienty</text:p>
        </text:list-item>
        <text:list-item>
          <text:p text:style-name="P79">Such partnerships between org and outsourcers have developed to such a level of sophistication that some recent research ahs presented them as a template for a new model of rec</text:p>
        </text:list-item>
        <text:list-item>
          <text:p text:style-name="P80">This would combine more personalised high value approaches – high cost strategies designed to attract candidates for high skilled positions with more standardised processes taking advantage of the efficiency gians offered by he use of new tech</text:p>
        </text:list-item>
        <text:list-item>
          <text:p text:style-name="P81">In orgs that retain the rec function often this is centralised as part of a support function for line managers</text:p>
        </text:list-item>
        <text:list-item>
          <text:p text:style-name="P82">If the responsibility for hr including rec has been devolved to line managers, hr may have a role in supporting the line manager in identifying their recruitment needs, suggesting appropiriate strategies, advising them about legislation, assisting in drawing up staff requirements and recommending appropriate methods</text:p>
        </text:list-item>
        <text:list-item>
          <text:p text:style-name="P83">Second layer of model</text:p>
        </text:list-item>
        <text:list-item>
          <text:p text:style-name="P84">The org</text:p>
          <text:list text:continue-numbering="true">
            <text:list-item>
              <text:p text:style-name="P85">Sector</text:p>
            </text:list-item>
            <text:list-item>
              <text:p text:style-name="P86">Location</text:p>
            </text:list-item>
            <text:list-item>
              <text:p text:style-name="P87">Gorwht</text:p>
            </text:list-item>
            <text:list-item>
              <text:p text:style-name="P88">Hr strategy</text:p>
            </text:list-item>
            <text:list-item>
              <text:p text:style-name="P89">Size</text:p>
            </text:list-item>
          </text:list>
        </text:list-item>
        <text:list-item>
          <text:p text:style-name="P90">Ipact on recruitment</text:p>
          <text:list text:continue-numbering="true">
            <text:list-item>
              <text:p text:style-name="P91">Frequency</text:p>
            </text:list-item>
            <text:list-item>
              <text:p text:style-name="P92">Positions to be filled [short term/long, skill level]</text:p>
            </text:list-item>
            <text:list-item>
              <text:p text:style-name="P93">Glabal market for recruits</text:p>
            </text:list-item>
            <text:list-item>
              <text:p text:style-name="P94">Strategic goals – eg diversity</text:p>
            </text:list-item>
            <text:list-item>
              <text:p text:style-name="P95">Formalisation of procedures</text:p>
            </text:list-item>
            <text:list-item>
              <text:p text:style-name="P96">Benefits package/career opportunities offered</text:p>
            </text:list-item>
            <text:list-item>
              <text:p text:style-name="P97">Entry requirements</text:p>
            </text:list-item>
            <text:list-item>
              <text:p text:style-name="P98">Responsibility for recruitment [line<text:s/>manager<text:bookmark-start text:name="_GoBack"/><text:bookmark-end text:name="_GoBack"/>, hr partnering, outsourcing, ad hoc]</text:p>
            </text:list-item>
          </text:list>
        </text:list-item>
      </text:list>
      <text:p text:style-name="P99"/>
      <text:p text:style-name="P100">The job</text:p>
      <text:p text:style-name="P10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4-12-10T18:28:00Z</meta:creation-date>
    <dc:date>2014-12-12T23:44:00Z</dc:date>
    <meta:template xlink:href="Normal" xlink:type="simple"/>
    <meta:editing-cycles>4</meta:editing-cycles>
    <meta:editing-duration>PT118260S</meta:editing-duration>
    <meta:document-statistic meta:page-count="1" meta:paragraph-count="14" meta:word-count="1056" meta:character-count="7063" meta:row-count="50" meta:non-whitespace-character-count="6021"/>
  </office:meta>
</office:document-meta>
</file>